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4ca5c"/>
    </style:style>
    <style:style style:name="T3" style:family="text">
      <style:text-properties officeooo:rsid="00268ea8"/>
    </style:style>
    <style:style style:name="T4" style:family="text">
      <style:text-properties officeooo:rsid="0026d352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1</text:span><text:span text:style-name="T4">3</text:span><text:span text:style-name="T2">.0 </text:span><text:span text:style-name="T3">(M1</text:span><text:span text:style-name="T4">9</text:span><text:span text:style-name="T3">)</text:span></text:p>
      <text:p text:style-name="Standard">Date: <text:date style:data-style-name="N49" text:date-value="2024-05-09T16:41:02.441545561">2024-05-09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30" meta:character-count="193" meta:non-whitespace-character-count="172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